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2cm" draw:marker-start-center="false" draw:marker-end="" draw:marker-end-width="0.322cm" draw:marker-end-center="false" draw:fill="solid" draw:fill-color="#dddddd" draw:opacity="100%" draw:textarea-horizontal-align="justify" draw:textarea-vertical-align="top" draw:auto-grow-height="false" fo:min-height="24.294cm" fo:min-width="32.162cm" fo:padding-top="0.166cm" fo:padding-bottom="0.166cm" fo:padding-left="0.291cm" fo:padding-right="0.291cm" fo:wrap-option="wrap" draw:shadow="hidden" draw:shadow-offset-x="0.2cm" draw:shadow-offset-y="0.2cm" draw:shadow-color="#808080" draw:shadow-opacity="100%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ffd428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999999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23cm" fo:min-width="20.584cm" loext:decorative="false"/>
      <style:paragraph-properties style:writing-mode="lr-tb"/>
    </style:style>
    <style:style style:name="P1" style:family="paragraph">
      <loext:graphic-properties draw:fill="solid" draw:fill-color="#dddddd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5.408cm" svg:height="27.29cm" svg:x="53.36cm" svg:y="7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2.405cm" svg:height="2cm" svg:x="54.36cm" svg:y="6.833cm">
          <text:p text:style-name="P2"><text:span text:style-name="T1">To do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2.405cm" svg:height="2cm" svg:x="64.7cm" svg:y="6.834cm">
          <text:p text:style-name="P2"><text:span text:style-name="T1">Doing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2.405cm" svg:height="2cm" svg:x="75.04cm" svg:y="6.835cm">
          <text:p text:style-name="P2"><text:span text:style-name="T1">Done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0.502cm" svg:height="1.187cm" svg:x="56.356cm" svg:y="13.891cm">
          <draw:text-box>
            <text:p/>
          </draw:text-box>
        </draw:frame>
        <draw:frame draw:style-name="gr6" draw:text-style-name="P7" draw:layer="layout" svg:width="21.084cm" svg:height="3.473cm" svg:x="83.704cm" svg:y="2.406cm">
          <draw:text-box>
            <text:p><text:span text:style-name="T2">Docker i Kubernet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18.856423751</meta:creation-date>
    <meta:generator>LibreOffice/7.6.5.2$Linux_X86_64 LibreOffice_project/60$Build-2</meta:generator>
    <dc:date>2024-03-12T17:37:02.414947499</dc:date>
    <meta:editing-duration>PT2H33M28S</meta:editing-duration>
    <meta:editing-cycles>12</meta:editing-cycles>
    <meta:document-statistic meta:object-count="6"/>
  </office:meta>
</office:document-meta>
</file>